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text-position="sub 58%" fo:font-size="18pt" fo:language="fi" fo:country="FI" fo:font-weight="bold" style:font-size-asian="18pt" style:language-asian="id" style:country-asian="ID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fi" fo:country="FI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language="fi" fo:country="FI"/>
    </style:style>
    <style:style style:name="P5" style:family="paragraph" style:parent-style-name="Standard">
      <style:paragraph-properties fo:line-height="150%" fo:text-align="justify" style:justify-single-word="false"/>
      <style:text-properties fo:font-size="1pt" fo:language="es" fo:country="ES" style:font-size-asian="1pt"/>
    </style:style>
    <style:style style:name="P6" style:family="paragraph" style:parent-style-name="Standard">
      <style:paragraph-properties fo:line-height="150%" fo:text-align="justify" style:justify-single-word="false"/>
      <style:text-properties fo:font-size="3pt" fo:language="fi" fo:country="FI" style:font-size-asian="3pt"/>
    </style:style>
    <style:style style:name="P7" style:family="paragraph" style:parent-style-name="Standard">
      <style:paragraph-properties fo:line-height="150%" fo:text-align="justify" style:justify-single-word="false"/>
      <style:text-properties fo:language="es" fo:country="ES"/>
    </style:style>
    <style:style style:name="P8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0d5869"/>
    </style:style>
    <style:style style:name="P11" style:family="paragraph" style:parent-style-name="Standard" style:list-style-name="">
      <style:paragraph-properties fo:margin-left="9.049cm" fo:margin-right="0cm" fo:line-height="150%" fo:text-align="center" style:justify-single-word="false" fo:text-indent="-0.296cm" style:auto-text-indent="false"/>
    </style:style>
    <style:style style:name="P12" style:family="paragraph" style:parent-style-name="Standard">
      <style:paragraph-properties fo:margin-left="9.049cm" fo:margin-right="0cm" fo:line-height="150%" fo:text-align="center" style:justify-single-word="false" fo:text-indent="0cm" style:auto-text-indent="false"/>
      <style:text-properties fo:language="id" fo:country="ID"/>
    </style:style>
    <style:style style:name="P13" style:family="paragraph" style:parent-style-name="Standard" style:list-style-name="" style:master-page-name="Standard">
      <style:paragraph-properties fo:line-height="150%" fo:text-align="center" style:justify-single-word="false" style:page-number="auto"/>
    </style:style>
    <style:style style:name="P14" style:family="paragraph" style:parent-style-name="Standard" style:list-style-name="" style:master-page-name="">
      <loext:graphic-properties draw:fill="none"/>
      <style:paragraph-properties fo:margin-left="8.2cm" fo:margin-right="0cm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9.107cm"/>
        </style:tab-stops>
      </style:paragraph-properties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 fo:font-size="20pt" fo:language="fi" fo:country="FI" fo:font-weight="bold" style:font-size-asian="20pt" style:font-weight-asian="bold" style:font-size-complex="16pt" style:font-weight-complex="bold"/>
    </style:style>
    <style:style style:name="T2" style:family="text">
      <style:text-properties style:text-position="sub 58%" fo:font-size="18pt" fo:language="fi" fo:country="FI" fo:font-weight="bold" style:font-size-asian="18pt" style:font-weight-asian="bold" style:font-size-complex="16pt" style:font-weight-complex="bold"/>
    </style:style>
    <style:style style:name="T3" style:family="text">
      <style:text-properties fo:language="es" fo:country="ES"/>
    </style:style>
    <style:style style:name="T4" style:family="text">
      <style:text-properties fo:language="fi" fo:country="FI"/>
    </style:style>
    <style:style style:name="T5" style:family="text">
      <style:text-properties fo:language="id" fo:country="ID"/>
    </style:style>
    <style:style style:name="T6" style:family="text">
      <style:text-properties fo:language="id" fo:country="ID" fo:font-weight="normal" style:font-weight-asian="normal" style:font-weight-complex="normal"/>
    </style:style>
    <style:style style:name="T7" style:family="text">
      <style:text-properties fo:language="id" fo:country="ID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id" fo:country="ID" officeooo:rsid="000d5869"/>
    </style:style>
    <style:style style:name="T9" style:family="text">
      <style:text-properties fo:language="id" fo:country="ID" officeooo:rsid="001039d5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erif" fo:font-size="12pt" fo:language="id" fo:country="ID" fo:font-weight="bold" officeooo:rsid="00036675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Liberation Serif" fo:font-size="12pt" fo:language="id" fo:country="ID" fo:font-weight="normal" officeooo:rsid="00036675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0e842f"/>
    </style:style>
    <style:style style:name="gr1" style:family="graphic">
      <style:graphic-properties draw:stroke="solid" svg:stroke-width="0.035cm" svg:stroke-color="#000000" draw:stroke-linejoin="miter" draw:fill="solid" draw:fill-color="#ffffff" draw:textarea-vertical-align="top" draw:auto-grow-height="false" fo:min-height="22.297cm" fo:min-width="16.014cm" fo:padding-top="0.125cm" fo:padding-bottom="0.125cm" fo:padding-left="0.25cm" fo:padding-right="0.25cm" fo:wrap-option="wrap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draw:custom-shape text:anchor-type="paragraph" draw:z-index="0" draw:name="graphic1" draw:style-name="gr1" draw:text-style-name="P15" svg:width="16.514cm" svg:height="22.547cm" svg:x="-1.588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SURAT KEABSAHAN ABSTRAK BAHASA INGGRIS</text:span></text:h>
      <text:p text:style-name="P2"><draw:line text:anchor-type="paragraph" draw:z-index="1" draw:name="graphic2" draw:style-name="gr2" draw:text-style-name="P16" svg:x1="-1.584cm" svg:y1="0.054cm" svg:x2="14.93cm" svg:y2="0.055cm"><text:p/></draw:line></text:p>
      <text:p text:style-name="P3"/>
      <text:p text:style-name="P1"><text:span text:style-name="T3">Yang bertanda tangan dibawah ini :</text:span></text:p>
      <text:p text:style-name="P5"/>
      <text:p text:style-name="P9"><text:span text:style-name="T4">Nama<text:tab/><text:tab/>: Muhamad Irfan Rosyadi, S.Pd</text:span></text:p>
      <text:p text:style-name="P9"><text:span text:style-name="T4">Pendidikan<text:tab/>: </text:span><text:span text:style-name="T9">Universitas Sultan Agung Tirtayasa</text:span></text:p>
      <text:p text:style-name="P4"/>
      <text:p text:style-name="P1"><text:span text:style-name="T4">Menyatakan dengan sebenarnya bahwa mahasiswa dibawah ini :</text:span></text:p>
      <text:p text:style-name="P6"/>
      <text:p text:style-name="P9"><text:span text:style-name="T4">Nama<text:tab/><text:tab/>: </text:span><text:span text:style-name="T6">Kuriyanto Adi Saputro</text:span></text:p>
      <text:p text:style-name="P10"><text:span text:style-name="T4">NIM<text:tab/><text:tab/>: </text:span><text:span text:style-name="T12">1111172286</text:span></text:p>
      <text:p text:style-name="P9"><text:span text:style-name="T3">Jurusan <text:tab/>: </text:span>Teknik Informatika</text:p>
      <text:p text:style-name="P9"><text:span text:style-name="T3">Jenjang<text:tab/>: </text:span><text:span text:style-name="T5">Strata 1 (S1)</text:span></text:p>
      <text:p text:style-name="P7"/>
      <text:p text:style-name="P1"><text:span text:style-name="T3">Telah membuat abstrak berbahasa inggris sesuai dengan kaidah atau tata bahasa inggris yang baik dan benar.</text:span></text:p>
      <text:p text:style-name="P7"/>
      <text:p text:style-name="P1"><text:span text:style-name="T3">Demikian surat pernyataan ini dibuat dengan sebenarnya untuk dipergunakan sebagaimana mestinya.</text:span></text:p>
      <text:p text:style-name="P7"/>
      <text:p text:style-name="P7"/>
      <text:p text:style-name="P7"/>
      <text:p text:style-name="P7"/>
      <text:h text:style-name="P11" text:outline-level="1">Serang, <text:span text:style-name="T13">01</text:span> <text:span text:style-name="T8">September</text:span> <text:s/>201<text:span text:style-name="T8">8</text:span></text:h>
      <text:p text:style-name="P12"/>
      <text:p text:style-name="P12"/>
      <text:p text:style-name="P12"/>
      <text:p text:style-name="P12"/>
      <text:h text:style-name="P14" text:outline-level="1"><text:span text:style-name="T10">Muhamad Irfan Rosyadi, S.Pd</text:span></text:h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id" fo:country="ID" style:letter-kerning="fals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id" fo:country="ID" style:letter-kerning="fals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0:01:00</meta:creation-date>
    <meta:initial-creator>Elfan_Elgi</meta:initial-creator>
    <dc:language>id-ID</dc:language>
    <meta:print-date>2011-02-03T19:45:00</meta:print-date>
    <dc:date>2018-09-04T18:01:31.635610603</dc:date>
    <meta:editing-cycles>22</meta:editing-cycles>
    <dc:title>Pengesahan Abstrak Bahasa Inggris</dc:title>
    <meta:editing-duration>PT34M6S</meta:editing-duration>
    <meta:generator>LibreOffice/6.0.5.2$Linux_X86_64 LibreOffice_project/54c8cbb85f300ac59db32fe8a675ff7683cd5a16</meta:generator>
    <meta:document-statistic meta:table-count="0" meta:image-count="0" meta:object-count="0" meta:page-count="1" meta:paragraph-count="13" meta:word-count="83" meta:character-count="564" meta:non-whitespace-character-count="489"/>
    <meta:template xlink:type="simple" xlink:actuate="onRequest" xlink:title="Normal" xlink:href=""/>
  </office:meta>
</office:document-meta>
</file>